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" calcext:value-type="float">
            <text:p>13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Falkinho I Triplo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/Transference planetary</text:p>
          </table:table-cell>
          <table:table-cell table:style-name="ce8" office:value-type="float" office:value="300000" calcext:value-type="float">
            <text:p>3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9000" calcext:value-type="float">
            <text:p>289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6000" calcext:value-type="float">
            <text:p>36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Shuttle I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Partial recovery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edicated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L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cientific Studies</text:p>
          </table:table-cell>
          <table:table-cell table:style-name="ce10" office:value-type="string" calcext:value-type="string">
            <text:p>???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Carg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<text:s text:c="2"/>Tripulation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22:13:34.742153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4-25T22:22:22.393994402</dc:date>
    <meta:editing-duration>PT9H18M7S</meta:editing-duration>
    <meta:editing-cycles>191</meta:editing-cycles>
    <meta:generator>LibreOffice/5.2.7.2$Linux_X86_64 LibreOffice_project/20m0$Build-2</meta:generator>
    <meta:document-statistic meta:table-count="1" meta:cell-count="736" meta:object-count="0"/>
  </office:meta>
</office:document-meta>
</file>